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n“àþ" svg:font-family="n“àþ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n“àþ" fo:font-size="10pt" style:font-name-asian="n“àþ" style:font-size-asian="10pt" style:font-name-complex="n“àþ" style:font-size-complex="10pt"/>
    </style:style>
    <style:style style:name="P2" style:family="paragraph" style:parent-style-name="Standard" style:list-style-name="">
      <style:paragraph-properties style:text-autospace="none"/>
      <style:text-properties style:font-name="F" fo:font-size="10pt" style:font-name-asian="F" style:font-size-asian="10pt" style:font-name-complex="F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F" fo:font-size="10pt" style:font-name-asian="F" style:font-size-asian="10pt" style:font-name-complex="F" style:font-size-complex="10pt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F" fo:font-size="10pt" style:font-name-asian="F" style:font-size-asian="10pt" style:font-name-complex="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style:font-name="n“àþ" fo:font-size="10pt" style:font-name-asian="n“àþ" style:font-size-asian="10pt" style:font-name-complex="n“àþ" style:font-size-complex="10pt"/>
    </style:style>
    <style:style style:name="T2" style:family="text">
      <style:text-properties style:font-name="F" fo:font-size="10pt" style:font-name-asian="F" style:font-size-asian="10pt" style:font-name-complex="F" style:font-size-complex="10pt"/>
    </style:style>
    <style:style style:name="T3" style:family="text">
      <style:text-properties style:font-name="F" style:font-name-asian="F" style:font-name-complex="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4 References</text:p>
      <text:p text:style-name="P1">• IEEE Std 830-1998 IEEE Recommended Practice for Software Requirementsns.</text:p>
      <text:p text:style-name="P1">• IEEE Std 830-1998 - IEEE Recommended Practice for Software Requirements Specifications.</text:p>
      <text:p text:style-name="P1">• Specification Document: “Mandatory Project Assignment AY 2018-2019.pdf”.</text:p>
      <text:p text:style-name="P1">• Alloy Dynamic Model example: “http://homepage.cs.uiowa.edu/ tinelli/classes/181/Spring10/Notes/09-</text:p>
      <text:p text:style-name="P1">dynamic-models.pdf”</text:p>
      <text:p text:style-name="P1">• GPS Performances: “http://www.gps.gov/systems/gps/performance/accuracy/".</text:p>
      <text:p text:style-name="P1">• Google Fit APIs: “https://developers.google.com/fit/”.</text:p>
      <text:p text:style-name="P1">• Apple HeathKit: “https://developer.apple.com/healthkit/”.</text:p>
      <text:p text:style-name="P5"><text:span text:style-name="T1">• Samsung Health SDKs: “</text:span><text:a xlink:type="simple" xlink:href="https://developer.samsung.com/health" text:style-name="Internet_20_link" text:visited-style-name="Visited_20_Internet_20_Link"><text:span text:style-name="T1">https://developer.samsung.com/health</text:span></text:a><text:span text:style-name="T1">”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n“àþ" svg:font-family="n“àþ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1T23:07:18</meta:creation-date>
    <meta:document-statistic meta:table-count="0" meta:image-count="0" meta:object-count="0" meta:page-count="1" meta:paragraph-count="10" meta:word-count="58" meta:character-count="622"/>
    <dc:date>2018-11-11T23:10:27</dc:date>
    <meta:editing-duration>PT3M10S</meta:editing-duration>
    <meta:editing-cycles>1</meta:editing-cycles>
    <meta:generator>OpenOffice/4.1.3$Unix OpenOffice.org_project/413m1$Build-9783</meta:generator>
  </office:meta>
</office:document-meta>
</file>